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6931in" style:page-number="auto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a93e"/>
    </style:style>
    <style:style style:name="P2" style:family="paragraph" style:parent-style-name="Standard">
      <style:text-properties style:font-name="Ubuntu" fo:font-size="18pt" officeooo:rsid="0015fb97" officeooo:paragraph-rsid="0015fb97"/>
    </style:style>
    <style:style style:name="P3" style:family="paragraph" style:parent-style-name="Standard">
      <style:paragraph-properties fo:line-height="150%"/>
      <style:text-properties style:font-name="Ubuntu" fo:font-size="15pt" officeooo:rsid="0015fb97" officeooo:paragraph-rsid="0015fb97" style:font-size-asian="15pt" style:font-size-complex="15pt"/>
    </style:style>
    <style:style style:name="P4" style:family="paragraph" style:parent-style-name="Standard">
      <style:text-properties officeooo:rsid="0015fb97" officeooo:paragraph-rsid="0015fb97"/>
    </style:style>
    <style:style style:name="P5" style:family="paragraph" style:parent-style-name="Standard">
      <style:text-properties officeooo:rsid="0013a93e" officeooo:paragraph-rsid="0013a93e"/>
    </style:style>
    <style:style style:name="P6" style:family="paragraph" style:parent-style-name="Standard">
      <style:text-properties officeooo:rsid="0018938d" officeooo:paragraph-rsid="0018938d"/>
    </style:style>
    <style:style style:name="P7" style:family="paragraph" style:parent-style-name="Standard">
      <style:paragraph-properties fo:margin-top="0in" fo:margin-bottom="0.1083in" loext:contextual-spacing="false" fo:line-height="100%"/>
      <style:text-properties style:font-name="Ubuntu" fo:font-size="14pt" officeooo:rsid="0015fb97" officeooo:paragraph-rsid="0015fb97"/>
    </style:style>
    <style:style style:name="P8" style:family="paragraph" style:parent-style-name="Standard">
      <style:paragraph-properties fo:margin-top="0in" fo:margin-bottom="0.1083in" loext:contextual-spacing="false"/>
      <style:text-properties style:font-name="Ubuntu" fo:font-size="14pt" officeooo:rsid="0018938d" officeooo:paragraph-rsid="0018938d"/>
    </style:style>
    <style:style style:name="P9" style:family="paragraph" style:parent-style-name="Table_20_Contents">
      <style:paragraph-properties fo:text-align="center" style:justify-single-word="false"/>
      <style:text-properties officeooo:rsid="0015fb97" officeooo:paragraph-rsid="0015fb97"/>
    </style:style>
    <style:style style:name="P10" style:family="paragraph" style:parent-style-name="Standard" style:list-style-name="L5">
      <style:text-properties officeooo:paragraph-rsid="0018938d"/>
    </style:style>
    <style:style style:name="P11" style:family="paragraph" style:parent-style-name="Table_20_Contents" style:list-style-name="L2">
      <loext:graphic-properties draw:fill="none"/>
      <style:paragraph-properties fo:margin-left="0.25in" fo:margin-right="0in" fo:text-align="start" style:justify-single-word="false" fo:text-indent="-0.25in" style:auto-text-indent="false" fo:background-color="transparent" text:number-lines="false" text:line-number="0"/>
      <style:text-properties officeooo:rsid="001b57ec" officeooo:paragraph-rsid="001b57ec"/>
    </style:style>
    <style:style style:name="P12" style:family="paragraph" style:parent-style-name="Table_20_Contents" style:list-style-name="L3">
      <loext:graphic-properties draw:fill="none"/>
      <style:paragraph-properties fo:margin-left="0.25in" fo:margin-right="0in" fo:text-align="start" style:justify-single-word="false" fo:text-indent="-0.25in" style:auto-text-indent="false" fo:background-color="transparent" text:number-lines="false" text:line-number="0"/>
      <style:text-properties officeooo:rsid="001b57ec" officeooo:paragraph-rsid="001b57ec"/>
    </style:style>
    <style:style style:name="P13" style:family="paragraph" style:parent-style-name="Table_20_Contents" style:list-style-name="L1">
      <loext:graphic-properties draw:fill="none"/>
      <style:paragraph-properties fo:margin-left="0.25in" fo:margin-right="0in" fo:text-indent="-0.25in" style:auto-text-indent="false" fo:background-color="transparent" text:number-lines="false" text:line-number="0">
        <style:tab-stops>
          <style:tab-stop style:position="-0.0626in"/>
        </style:tab-stops>
      </style:paragraph-properties>
      <style:text-properties officeooo:rsid="001b57ec" officeooo:paragraph-rsid="001b57ec"/>
    </style:style>
    <style:style style:name="P14" style:family="paragraph" style:parent-style-name="Table_20_Contents" style:list-style-name="L2">
      <loext:graphic-properties draw:fill="none"/>
      <style:paragraph-properties fo:margin-left="0.25in" fo:margin-right="0in" fo:text-align="start" style:justify-single-word="false" fo:text-indent="-0.25in" style:auto-text-indent="false" fo:background-color="transparent" text:number-lines="false" text:line-number="0"/>
      <style:text-properties officeooo:paragraph-rsid="001b57ec"/>
    </style:style>
    <style:style style:name="P15" style:family="paragraph" style:parent-style-name="Table_20_Contents" style:list-style-name="L1">
      <loext:graphic-properties draw:fill="none"/>
      <style:paragraph-properties fo:margin-left="0.25in" fo:margin-right="0in" fo:text-indent="-0.25in" style:auto-text-indent="false" fo:background-color="transparent" text:number-lines="false" text:line-number="0">
        <style:tab-stops>
          <style:tab-stop style:position="-0.0626in"/>
        </style:tab-stops>
      </style:paragraph-properties>
      <style:text-properties officeooo:rsid="001bc4d8" officeooo:paragraph-rsid="001bc4d8"/>
    </style:style>
    <style:style style:name="P16" style:family="paragraph" style:parent-style-name="Table_20_Contents" style:list-style-name="L4">
      <loext:graphic-properties draw:fill="none"/>
      <style:paragraph-properties fo:margin-left="0.25in" fo:margin-right="0in" fo:text-align="start" style:justify-single-word="false" fo:text-indent="-0.25in" style:auto-text-indent="false" fo:background-color="transparent" text:number-lines="false" text:line-number="0"/>
      <style:text-properties officeooo:rsid="001bc4d8" officeooo:paragraph-rsid="001bc4d8"/>
    </style:style>
    <style:style style:name="T1" style:family="text">
      <style:text-properties officeooo:rsid="0015fb97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5fb97"/>
    </style:style>
    <style:style style:name="T4" style:family="text">
      <style:text-properties officeooo:rsid="001b57ec"/>
    </style:style>
    <style:style style:name="T5" style:family="text">
      <style:text-properties officeooo:rsid="001bfa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actical Research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Task 9: Research Instrument</text:p>
      <text:p text:style-name="P1"><text:span text:style-name="T1">March 24</text:span><text:span text:style-name="T2"> 2021</text:span></text:p>
      <text:p text:style-name="P5"/>
      <text:p text:style-name="P3">Proposed Topic</text:p>
      <text:p text:style-name="P6"><text:tab/>Optimal Learning Strategy for Learning Python: A Qualitative Study on the Optimal Learning Strategy for Python Learners.</text:p>
      <text:p text:style-name="P4"/>
      <text:p text:style-name="P7">Which instrument will you use to gather data to answer your research questions? Describe the instruments.</text:p>
      <text:p text:style-name="P6"><text:tab/><text:span text:style-name="T5">In collecting the data needed for this study, this study intends to use interview questionnaires. The interview will be a semi-structured interview to examine the experience, perception, and thoughts of the respondents on learning the programming language.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Research Question</text:p>
          </table:table-cell>
          <table:table-cell table:style-name="Table1.B1" office:value-type="string">
            <text:p text:style-name="P9">Interview Question / Observation Notes</text:p>
          </table:table-cell>
        </table:table-row>
        <table:table-row>
          <table:table-cell table:style-name="Table1.A2" office:value-type="string">
            <text:list xml:id="list4069632051" text:style-name="L1">
              <text:list-item>
                <text:p text:style-name="P13">What is the optimum strategy/roadmap to learning the Python programming language?</text:p>
              </text:list-item>
            </text:list>
          </table:table-cell>
          <table:table-cell table:style-name="Table1.B2" office:value-type="string">
            <text:list xml:id="list2322834188" text:style-name="L2">
              <text:list-item>
                <text:p text:style-name="P11">What sequence should a student learn Python in?</text:p>
              </text:list-item>
              <text:list-item>
                <text:p text:style-name="P14"><text:span text:style-name="T4">Does the sequence change when learning the language with object-oriented programming as a target environment?</text:span></text:p>
              </text:list-item>
              <text:list-item>
                <text:p text:style-name="P11">Does it do the same having functional programming as a target environment?</text:p>
              </text:list-item>
            </text:list>
          </table:table-cell>
        </table:table-row>
        <table:table-row>
          <table:table-cell table:style-name="Table1.A2" office:value-type="string">
            <text:list xml:id="list141343276413915" text:continue-list="list4069632051" text:style-name="L1">
              <text:list-item>
                <text:p text:style-name="P13">What are the best ways and methods in learning the programming language?</text:p>
              </text:list-item>
            </text:list>
          </table:table-cell>
          <table:table-cell table:style-name="Table1.B2" office:value-type="string">
            <text:list xml:id="list1278134740" text:style-name="L3">
              <text:list-item>
                <text:p text:style-name="P12">What medium is the most effective way of learning the language?</text:p>
              </text:list-item>
              <text:list-item>
                <text:p text:style-name="P12">Is self-teaching a programming language more effective than learning with a class?</text:p>
              </text:list-item>
            </text:list>
          </table:table-cell>
        </table:table-row>
        <table:table-row>
          <table:table-cell table:style-name="Table1.A2" office:value-type="string">
            <text:list xml:id="list141343165715432" text:continue-list="list141343276413915" text:style-name="L1">
              <text:list-item>
                <text:p text:style-name="P15">What are the common learning strategies that Python students use to learning Python efficiently?</text:p>
              </text:list-item>
            </text:list>
          </table:table-cell>
          <table:table-cell table:style-name="Table1.B2" office:value-type="string">
            <text:list xml:id="list1160528792" text:style-name="L4">
              <text:list-item>
                <text:p text:style-name="P16">How did you learn Python your own way?</text:p>
              </text:list-item>
              <text:list-item>
                <text:p text:style-name="P16">What would you change if you were to learn it again as a beginner.</text:p>
              </text:list-item>
            </text:list>
          </table:table-cell>
        </table:table-row>
      </table:table>
      <text:p text:style-name="P4"/>
      <text:p text:style-name="P8">URL Link used to develop the research instrument:</text:p>
      <text:list xml:id="list3875931935" text:style-name="L5">
        <text:list-item>
          <text:p text:style-name="P10"><text:a xlink:type="simple" xlink:href="https://sciendo.com/article/10.1515/ijicte-2015-0005" text:style-name="Internet_20_link" text:visited-style-name="Visited_20_Internet_20_Link"><text:span text:style-name="T5">https://sciendo.com/article/10.1515/ijicte-2015-0005</text:span></text:a></text:p>
        </text:list-item>
        <text:list-item>
          <text:p text:style-name="P10"><text:a xlink:type="simple" xlink:href="https://d1wqtxts1xzle7.cloudfront.net/31715369/ICCIE2012_siti_rosminah.pdf?1376392309=&amp;response-content-disposition=inline%3B+filename%3DDIFFICULTIES_IN_LEARNING_PROGRAMMING_VIE.pdf&amp;Expires=1616571988&amp;Signature=DRQjvc2YayQbI2NY6OceMZwIyc8-eHBwzSup4UkLpIXjCpsX3jvIoR7Lj7WpZMh-MRQBChvW9UJuil-DsEzQjpWHicru5~j-7WDqj~rebVwcrTxs9t99ous3eUkiAUtYXYH2pRsGf6sesMzx1KzjavphjV3uvu409Sgy1sqEyo1IVR8D5hHULhPJPsTAMqLm1fykmJpYK4RBwwFdAjJVGr0E8B6jvfaVQNFFLt0ihyQcU0Mmmz82h9jSI8wuJd1xhDX4bew2MJ6dEUw0FBIBJFb4mowno9LYbFrAL2pEdlzCrd~r2DEy6AdZcRtI579lOeyaIJIflouT11L0pQbyGw__&amp;Key-Pair-Id=APKAJLOHF5GGSLRBV4ZA" text:style-name="Internet_20_link" text:visited-style-name="Visited_20_Internet_20_Link"><text:span text:style-name="T5">https://d1wqtxts1xzle7.cloudfront.net/31715369/ICCIE2012_siti_rosminah.pdf?1376392309=&amp;response-content-disposition=inline%3B+filename%3DDIFFICULTIES_IN_LEARNING_PROGRAMMING_VIE.pdf&amp;Expires=1616571988&amp;Signature=DRQjvc2YayQbI2NY6OceMZwIyc8-eHBwzSup4UkLpIXjCpsX3jvIoR7Lj7WpZMh-MRQBChvW9UJuil-DsEzQjpWHicru5~j-7WDqj~rebVwcrTxs9t99ous3eUkiAUtYXYH2pRsGf6sesMzx1KzjavphjV3uvu409Sgy1sqEyo1IVR8D5hHULhPJPsTAMqLm1fykmJpYK4RBwwFdAjJVGr0E8B6jvfaVQNFFLt0ihyQcU0Mmmz82h9jSI8wuJd1xhDX4bew2MJ6dEUw0FBIBJFb4mowno9LYbFrAL2pEdlzCrd~r2DEy6AdZcRtI579lOeyaIJIflouT11L0pQbyGw__&amp;Key-Pair-Id=APKAJLOHF5GGSLRBV4ZA</text:span></text:a></text:p>
        </text:list-item>
        <text:list-item>
          <text:p text:style-name="P10"><text:a xlink:type="simple" xlink:href="https://citeseerx.ist.psu.edu/viewdoc/download?doi=10.1.1.17.331&amp;rep=rep1&amp;type=pdf" text:style-name="Internet_20_link" text:visited-style-name="Visited_20_Internet_20_Link"><text:span text:style-name="T5">https://citeseerx.ist.psu.edu/viewdoc/download?doi=10.1.1.17.331&amp;rep=rep1&amp;type=pdf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4:52:43.769423314</meta:creation-date>
    <dc:title>BAG</dc:title>
    <meta:editing-duration>PT39M15S</meta:editing-duration>
    <meta:editing-cycles>4</meta:editing-cycles>
    <meta:generator>LibreOffice/6.4.6.2$Linux_X86_64 LibreOffice_project/40$Build-2</meta:generator>
    <meta:initial-creator>Ahmad Badron</meta:initial-creator>
    <dc:date>2021-03-25T14:13:41.542404285</dc:date>
    <dc:creator>Ahmad Badron</dc:creator>
    <meta:document-statistic meta:table-count="1" meta:image-count="0" meta:object-count="0" meta:page-count="1" meta:paragraph-count="23" meta:word-count="232" meta:character-count="2139" meta:non-whitespace-character-count="1941"/>
    <meta:template xlink:type="simple" xlink:actuate="onRequest" xlink:title="BAG" xlink:href="../../../../../../../Templates/BAG.ott" meta:date="2021-03-24T14:52:32.630154287"/>
  </office:meta>
</office:document-meta>
</file>